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14.04pt"/>
    </style:style>
    <style:style style:name="co2" style:family="table-column">
      <style:table-column-properties fo:break-before="auto" style:column-width="155.4pt"/>
    </style:style>
    <style:style style:name="co3" style:family="table-column">
      <style:table-column-properties fo:break-before="auto" style:column-width="156.95pt"/>
    </style:style>
    <style:style style:name="co4" style:family="table-column">
      <style:table-column-properties fo:break-before="auto" style:column-width="159.25pt"/>
    </style:style>
    <style:style style:name="co5" style:family="table-column">
      <style:table-column-properties fo:break-before="auto" style:column-width="161.55pt"/>
    </style:style>
    <style:style style:name="co6" style:family="table-column">
      <style:table-column-properties fo:break-before="auto" style:column-width="192.44pt"/>
    </style:style>
    <style:style style:name="co7" style:family="table-column">
      <style:table-column-properties fo:break-before="auto" style:column-width="181.6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10d0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atCaterpillar – origin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 Number of Terms</text:p>
          </table:table-cell>
          <table:table-cell office:value-type="string" calcext:value-type="string">
            <text:p>Distinct number of ter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xos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yant/word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rt of Darkness – original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 Number of Terms</text:p>
          </table:table-cell>
          <table:table-cell office:value-type="string" calcext:value-type="string">
            <text:p>Distinct number of ter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xos</text:p>
          </table:table-cell>
          <table:table-cell table:style-name="ce1" office:value-type="float" office:value="38109" calcext:value-type="float">
            <text:p>38109</text:p>
          </table:table-cell>
          <table:table-cell table:style-name="ce1" office:value-type="float" office:value="8883" calcext:value-type="float">
            <text:p>88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yant/word</text:p>
          </table:table-cell>
          <table:table-cell table:style-name="ce1" office:value-type="float" office:value="38797" calcext:value-type="float">
            <text:p>38797</text:p>
          </table:table-cell>
          <table:table-cell table:style-name="ce1" office:value-type="float" office:value="5465" calcext:value-type="float">
            <text:p>546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rt of Darkness scru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 Number of Terms</text:p>
          </table:table-cell>
          <table:table-cell office:value-type="string" calcext:value-type="string">
            <text:p>Distinct number of ter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xos</text:p>
          </table:table-cell>
          <table:table-cell office:value-type="float" office:value="37910" calcext:value-type="float">
            <text:p>37910</text:p>
          </table:table-cell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yant/word</text:p>
          </table:table-cell>
          <table:table-cell office:value-type="float" office:value="37910" calcext:value-type="float">
            <text:p>37910</text:p>
          </table:table-cell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r and Peace – original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 Number of Terms</text:p>
          </table:table-cell>
          <table:table-cell office:value-type="string" calcext:value-type="string">
            <text:p>Distinct number of ter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xos</text:p>
          </table:table-cell>
          <table:table-cell table:style-name="ce1" office:value-type="float" office:value="563157" calcext:value-type="float">
            <text:p>563157</text:p>
          </table:table-cell>
          <table:table-cell table:style-name="ce1" office:value-type="float" office:value="41602" calcext:value-type="float">
            <text:p>416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yant/word</text:p>
          </table:table-cell>
          <table:table-cell table:style-name="ce1" office:value-type="float" office:value="566822" calcext:value-type="float">
            <text:p>566822</text:p>
          </table:table-cell>
          <table:table-cell table:style-name="ce1" office:value-type="float" office:value="18074" calcext:value-type="float">
            <text:p>1807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r and Peace no punc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 Number of Terms</text:p>
          </table:table-cell>
          <table:table-cell office:value-type="string" calcext:value-type="string">
            <text:p>Distinct number of ter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xos</text:p>
          </table:table-cell>
          <table:table-cell office:value-type="float" office:value="562876" calcext:value-type="float">
            <text:p>562876</text:p>
          </table:table-cell>
          <table:table-cell table:style-name="ce1" office:value-type="float" office:value="21849" calcext:value-type="float">
            <text:p>218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yant/word</text:p>
          </table:table-cell>
          <table:table-cell office:value-type="float" office:value="562876" calcext:value-type="float">
            <text:p>562876</text:p>
          </table:table-cell>
          <table:table-cell table:style-name="ce1" office:value-type="float" office:value="20259" calcext:value-type="float">
            <text:p>2025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r and Peace no punct, lowerca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 Number of Terms</text:p>
          </table:table-cell>
          <table:table-cell office:value-type="string" calcext:value-type="string">
            <text:p>Distinct number of ter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xos</text:p>
          </table:table-cell>
          <table:table-cell office:value-type="float" office:value="562876" calcext:value-type="float">
            <text:p>562876</text:p>
          </table:table-cell>
          <table:table-cell office:value-type="float" office:value="20259" calcext:value-type="float">
            <text:p>20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yant/word</text:p>
          </table:table-cell>
          <table:table-cell office:value-type="float" office:value="562876" calcext:value-type="float">
            <text:p>562876</text:p>
          </table:table-cell>
          <table:table-cell office:value-type="float" office:value="20259" calcext:value-type="float">
            <text:p>2025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r and Peace no punct, lowercase, no digit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 Number of Terms</text:p>
          </table:table-cell>
          <table:table-cell office:value-type="string" calcext:value-type="string">
            <text:p>Distinct number of ter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xos</text:p>
          </table:table-cell>
          <table:table-cell office:value-type="float" office:value="562544" calcext:value-type="float">
            <text:p>562544</text:p>
          </table:table-cell>
          <table:table-cell office:value-type="float" office:value="20166" calcext:value-type="float">
            <text:p>20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yant/word</text:p>
          </table:table-cell>
          <table:table-cell office:value-type="float" office:value="562544" calcext:value-type="float">
            <text:p>562544</text:p>
          </table:table-cell>
          <table:table-cell office:value-type="float" office:value="20166" calcext:value-type="float">
            <text:p>2016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3:19:32.365415048</meta:creation-date>
    <dc:date>2019-05-28T13:47:20.085551757</dc:date>
    <meta:editing-duration>PT6M47S</meta:editing-duration>
    <meta:editing-cycles>1</meta:editing-cycles>
    <meta:document-statistic meta:table-count="1" meta:cell-count="63" meta:object-count="0"/>
    <meta:generator>LibreOffice/6.2.4.2.0$Linux_X86_64 LibreOffice_project/b154c0ac6cf11bc010cb60509e6db2f74a9a9fa3</meta:generator>
  </office:meta>
</office:document-meta>
</file>